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1-03" calcext:value-type="date">
            <text:p>Nov 3, 2019</text:p>
          </table:table-cell>
          <table:table-cell table:style-name="ce13" office:value-type="float" office:value="2861" calcext:value-type="float">
            <text:p>2861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2" calcext:value-type="float">
            <text:p>32</text:p>
          </table:table-cell>
          <table:table-cell table:formula="of:=SUM([.C1:.G1])" office:value-type="float" office:value="114" calcext:value-type="float">
            <text:p>11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2" calcext:value-type="date">
            <text:p>Nov 2, 2019</text:p>
          </table:table-cell>
          <table:table-cell table:style-name="ce13" office:value-type="float" office:value="2860" calcext:value-type="float">
            <text:p>2860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6" calcext:value-type="float">
            <text:p>26</text:p>
          </table:table-cell>
          <table:table-cell table:formula="of:=SUM([.C2:.G2])" office:value-type="float" office:value="65" calcext:value-type="float">
            <text:p>6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1-01" calcext:value-type="date">
            <text:p>Nov 1, 2019</text:p>
          </table:table-cell>
          <table:table-cell table:style-name="ce13" office:value-type="float" office:value="2859" calcext:value-type="float">
            <text:p>2859</text:p>
          </table:table-cell>
          <table:table-cell table:style-name="ce16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3:.G3])" office:value-type="float" office:value="119" calcext:value-type="float">
            <text:p>119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1" calcext:value-type="date">
            <text:p>Oct 31, 2019</text:p>
          </table:table-cell>
          <table:table-cell table:style-name="ce13" office:value-type="float" office:value="2858" calcext:value-type="float">
            <text:p>2858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formula="of:=SUM([.C4:.G4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30" calcext:value-type="date">
            <text:p>Oct 30, 2019</text:p>
          </table:table-cell>
          <table:table-cell table:style-name="ce13" office:value-type="float" office:value="2857" calcext:value-type="float">
            <text:p>2857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5:.G5])" office:value-type="float" office:value="135" calcext:value-type="float">
            <text:p>13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9" calcext:value-type="date">
            <text:p>Oct 29, 2019</text:p>
          </table:table-cell>
          <table:table-cell table:style-name="ce13" office:value-type="float" office:value="2856" calcext:value-type="float">
            <text:p>2856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:.G6])" office:value-type="float" office:value="142" calcext:value-type="float">
            <text:p>14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8" calcext:value-type="date">
            <text:p>Oct 28, 2019</text:p>
          </table:table-cell>
          <table:table-cell table:style-name="ce13" office:value-type="float" office:value="2855" calcext:value-type="float">
            <text:p>2855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3" calcext:value-type="float">
            <text:p>23</text:p>
          </table:table-cell>
          <table:table-cell table:formula="of:=SUM([.C7:.G7])" office:value-type="float" office:value="67" calcext:value-type="float">
            <text:p>6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7" calcext:value-type="date">
            <text:p>Oct 27, 2019</text:p>
          </table:table-cell>
          <table:table-cell table:style-name="ce13" office:value-type="float" office:value="2854" calcext:value-type="float">
            <text:p>2854</text:p>
          </table:table-cell>
          <table:table-cell table:style-name="ce16" office:value-type="float" office:value="13" calcext:value-type="float">
            <text:p>1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8:.G8])" office:value-type="float" office:value="123" calcext:value-type="float">
            <text:p>12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6" calcext:value-type="date">
            <text:p>Oct 26, 2019</text:p>
          </table:table-cell>
          <table:table-cell table:style-name="ce13" office:value-type="float" office:value="2853" calcext:value-type="float">
            <text:p>2853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9:.G9])" office:value-type="float" office:value="126" calcext:value-type="float">
            <text:p>126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0:.G10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11:.G11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2:.G12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3:.G13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14:.G14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15:.G15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16:.G16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7:.G17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18:.G18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:.G19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:.G20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:.G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:.G2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:.G2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:.G2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:.G2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:.G26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:.G2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8:.G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:.G2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:.G3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1:.G3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:.G3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3:.G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:.G3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:.G3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6:.G3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7:.G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:.G3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:.G3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0:.G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1:.G4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2:.G4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3:.G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:.G44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:.G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:.G4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:.G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:.G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:.G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:.G5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:.G5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:.G5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:.G5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:.G5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:.G5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:.G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8:.G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:.G5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0:.G60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:.G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:.G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:.G6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:.G6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:.G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:.G6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:.G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:.G7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:.G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:.G7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:.G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:.G7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:.G7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:.G7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:.G7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8:.G7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:.G7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:.G8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:.G8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2:.G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:.G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:.G8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:.G8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:.G8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7:.G8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:.G8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:.G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:.G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:.G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:.G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3:.G9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:.G9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5:.G9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:.G9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:.G9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8:.G9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:.G9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:.G1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1:.G1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:.G10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:.G10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:.G10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:.G1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:.G10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7:.G10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:.G10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:.G10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:.G11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:.G11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:.G11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:.G11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:.G11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5:.G11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6:.G11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7:.G1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8:.G1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:.G1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:.G1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:.G12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:.G12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:.G1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:.G12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:.G12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6:.G12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:.G12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28:.G12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:.G12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:.G13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1:.G13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:.G13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:.G1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:.G13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36:.G13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37:.G13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:.G1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:.G1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0:.G14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:.G14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:.G14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:.G14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:.G14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:.G1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:.G14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47:.G147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:.G14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9:.G1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:.G1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:.G15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:.G15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:.G1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:.G1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:.G15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:.G1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:.G1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:.G15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:.G15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:.G16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:.G161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:.G16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3:.G1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:.G16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:.G16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:.G16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:.G16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:.G16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:.G1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:.G17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71:.G17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2:.G17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:.G17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:.G17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:.G1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:.G1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:.G17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:.G1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:.G17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0:.G1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:.G1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2:.G18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:.G18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84:.G184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5:.G18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:.G18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:.G18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:.G18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:.G1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0:.G1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1:.G19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:.G19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:.G1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:.G1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:.G1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:.G1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7:.G19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8:.G1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9:.G1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0:.G2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1:.G2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02:.G20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3:.G20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4:.G2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05:.G20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6:.G20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7:.G2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08:.G20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9:.G20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0:.G2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1:.G21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2:.G2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3:.G2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4:.G21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5:.G2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6:.G2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17:.G21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8:.G21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9:.G2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0:.G22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1:.G22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2:.G2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3:.G22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24:.G22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5:.G22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6:.G2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7:.G2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8:.G22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9:.G22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0:.G2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1:.G23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2:.G23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33:.G2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4:.G23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5:.G23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6:.G23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7:.G23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8:.G2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9:.G2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0:.G2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1:.G2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2:.G2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3:.G24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44:.G24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5:.G2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46:.G24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7:.G2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48:.G24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9:.G24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0:.G25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51:.G25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2:.G25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3:.G25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4:.G2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55:.G25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6:.G2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8:.G2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9:.G2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0:.G2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1:.G26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2:.G26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3:.G26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4:.G26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5:.G26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6:.G26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7:.G26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8:.G26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9:.G2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0:.G27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1:.G27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72:.G27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73:.G27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4:.G2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5:.G2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6:.G27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7:.G2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8:.G2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9:.G27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0:.G28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1:.G28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2:.G28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3:.G28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84:.G2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5:.G2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86:.G2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87:.G28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8:.G28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9:.G28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2:.G29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3:.G29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94:.G2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95:.G2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6:.G296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7:.G29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98:.G2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9:.G29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0:.G3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1:.G30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02:.G30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3:.G3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04:.G3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5:.G30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6:.G3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07:.G30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8:.G30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9:.G3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0:.G31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1:.G3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14:.G31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9:.G3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20:.G3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21:.G3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22:.G3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24:.G3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26:.G3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7:.G3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8:.G32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9:.G32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0:.G33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1:.G33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32:.G3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33:.G3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34:.G3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5:.G3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6:.G33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7:.G33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38:.G3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9:.G3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0:.G3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1:.G3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2:.G34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3:.G34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4:.G3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45:.G3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46:.G34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7:.G34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8:.G34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9:.G34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50:.G35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1:.G3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52:.G3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3:.G35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54:.G35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5:.G3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56:.G3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8:.G35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9:.G3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60:.G3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1:.G36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62:.G3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3:.G36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64:.G36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5:.G36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6:.G3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7:.G3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8:.G36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0:.G37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1:.G37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2:.G3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73:.G37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4:.G37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75:.G3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76:.G37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7:.G3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8:.G37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9:.G3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0:.G3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81:.G38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2:.G3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3:.G3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84:.G38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5:.G3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7:.G38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8:.G38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9:.G38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0:.G39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91:.G3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92:.G3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93:.G3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4:.G3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5:.G3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96:.G39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97:.G3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8:.G3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9:.G39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00:.G40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01:.G40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2:.G402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3:.G40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404:.G404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5:.G40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6:.G40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07:.G40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08:.G40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9:.G4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38:.G4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51:.G45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52:.G45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53:.G45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54:.G45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55:.G45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56:.G45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57:.G45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58:.G45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9:.G45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0:.G4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1:.G46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2:.G4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3:.G4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4:.G46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5:.G46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6:.G4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7:.G46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8:.G46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0:.G47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1:.G4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2:.G47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73:.G4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4:.G4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75:.G47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6:.G47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77:.G47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8:.G47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9:.G4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80:.G48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1:.G48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2:.G48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3:.G48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4:.G4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5:.G48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86:.G48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7:.G4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8:.G48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9:.G48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0:.G49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1:.G4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2:.G49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3:.G4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4:.G4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5:.G49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6:.G49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7:.G49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8:.G4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9:.G49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0:.G50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1:.G50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02:.G50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3:.G5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4:.G5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5:.G50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6:.G50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7:.G50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8:.G50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9:.G50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0:.G51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1:.G5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12:.G51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3:.G51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4:.G5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15:.G51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16:.G5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17:.G51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8:.G5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9:.G51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0:.G5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21:.G52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2:.G5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3:.G5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4:.G5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5:.G525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6:.G526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7:.G52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8:.G52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30:.G530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1:.G5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32:.G53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33:.G5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4:.G53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5:.G53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36:.G53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7:.G53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38:.G5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9:.G53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40:.G54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41:.G5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2:.G54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3:.G5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4:.G54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45:.G54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6:.G54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7:.G54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8:.G5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9:.G54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0:.G55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1:.G55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2:.G55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3:.G55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4:.G554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5:.G5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6:.G55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7:.G55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8:.G5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9:.G5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0:.G56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1:.G56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2:.G56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3:.G5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4:.G5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5:.G565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6:.G5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67:.G56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8:.G5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9:.G56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0:.G5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71:.G5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2:.G5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4:.G5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75:.G57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6:.G57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77:.G57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78:.G57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9:.G57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80:.G5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81:.G58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2:.G58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83:.G583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84:.G58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5:.G58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6:.G5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7:.G58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8:.G5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9:.G5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0:.G59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1:.G5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2:.G59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3:.G59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4:.G59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5:.G59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6:.G59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7:.G5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8:.G59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9:.G59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00:.G60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1:.G60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02:.G60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3:.G60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4:.G6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5:.G6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6:.G6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7:.G6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08:.G60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9:.G60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0:.G6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11:.G61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2:.G6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13:.G6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4:.G61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6:.G61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17:.G61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0:.G62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21:.G62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2:.G62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3:.G62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4:.G6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5:.G62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6:.G6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7:.G6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8:.G62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9:.G62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0:.G63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1:.G63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32:.G6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33:.G633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4:.G6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5:.G6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36:.G63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7:.G63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38:.G63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9:.G6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0:.G64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1:.G64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42:.G6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3:.G64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4:.G64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5:.G64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6:.G64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7:.G6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8:.G64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9:.G64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0:.G65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1:.G6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52:.G65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3:.G6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4:.G65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55:.G65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6:.G65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7:.G65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8:.G6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9:.G65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0:.G66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61:.G6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62:.G66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4:.G66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5:.G6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6:.G66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67:.G66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68:.G66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9:.G66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0:.G67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71:.G67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2:.G67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3:.G67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4:.G67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5:.G67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76:.G67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77:.G67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78:.G67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9:.G6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1:.G68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2:.G68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3:.G68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4:.G68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5:.G68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86:.G6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7:.G68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8:.G68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9:.G68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0:.G69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91:.G6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2:.G6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3:.G6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95:.G69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96:.G69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7:.G69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98:.G6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9:.G69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00:.G70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01:.G7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2:.G702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04:.G70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5:.G70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6:.G70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7:.G70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08:.G708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9:.G7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0:.G7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1:.G71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2:.G7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13:.G7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14:.G714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5:.G71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6:.G71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7:.G7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8:.G71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9:.G7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20:.G72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1:.G7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2:.G7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3:.G72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4:.G72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5:.G72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6:.G7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7:.G72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28:.G72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9:.G7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0:.G7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1:.G73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32:.G73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3:.G73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34:.G73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5:.G73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6:.G73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37:.G7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38:.G73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9:.G7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0:.G7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1:.G741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2:.G7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43:.G74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4:.G74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5:.G74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6:.G7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7:.G74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8:.G74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9:.G74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0:.G75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1:.G751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52:.G75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3:.G7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4:.G75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6:.G75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7:.G75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8:.G75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9:.G759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0:.G76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1:.G76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62:.G76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3:.G76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64:.G76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5:.G7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67:.G7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68:.G76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9:.G76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0:.G7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1:.G77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2:.G77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3:.G77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4:.G77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5:.G7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76:.G77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7:.G77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8:.G7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9:.G77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0:.G7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1:.G78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2:.G78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3:.G78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84:.G784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5:.G7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6:.G7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7:.G787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8:.G7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9:.G7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0:.G79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1:.G7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2:.G7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93:.G79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4:.G7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5:.G79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6:.G7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7:.G7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8:.G79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9:.G79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0:.G80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01:.G80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02:.G8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3:.G8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4:.G80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5:.G80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6:.G80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7:.G80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8:.G80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0:.G8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1:.G8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13:.G8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4:.G8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15:.G81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16:.G81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7:.G81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8:.G81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9:.G8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20:.G82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21:.G82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2:.G8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3:.G82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5:.G82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6:.G8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7:.G82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8:.G82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9:.G82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0:.G8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1:.G8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32:.G8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3:.G83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4:.G83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5:.G83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6:.G83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7:.G83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8:.G83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9:.G839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0:.G84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1:.G84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2:.G8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3:.G8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44:.G84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5:.G84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6:.G8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47:.G84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8:.G8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9:.G84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50:.G85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51:.G8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2:.G8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3:.G8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54:.G85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5:.G8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56:.G85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57:.G85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58:.G85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9:.G85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0:.G8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2:.G86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3:.G86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64:.G86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5:.G865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66:.G8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67:.G86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68:.G86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9:.G86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0:.G8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71:.G87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3:.G87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4:.G87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75:.G8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6:.G8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8:.G8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9:.G879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0:.G8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1:.G8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2:.G88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3:.G88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4:.G8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85:.G88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6:.G8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7:.G8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8:.G8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9:.G8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0:.G89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1:.G89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2:.G8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3:.G8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4:.G89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5:.G8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6:.G8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97:.G89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98:.G8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9:.G8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00:.G9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1:.G901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2:.G90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3:.G90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4:.G90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5:.G90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6:.G90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907:.G90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8:.G9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9:.G909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10:.G9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1:.G91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2:.G9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3:.G9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4:.G914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5:.G915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16:.G91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17:.G9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8:.G91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9:.G91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0:.G92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1:.G92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2:.G9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3:.G9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24:.G9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5:.G9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26:.G92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27:.G92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8:.G92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9:.G92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0:.G93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1:.G9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32:.G93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3:.G9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34:.G93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35:.G93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36:.G93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37:.G93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8:.G9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9:.G9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0:.G9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1:.G94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2:.G94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43:.G94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4:.G9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5:.G9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6:.G9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47:.G9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8:.G94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9:.G94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0:.G95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1:.G95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52:.G95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3:.G9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4:.G9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5:.G9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6:.G95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7:.G957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58:.G9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9:.G95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0:.G96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1:.G96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2:.G96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3:.G96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4:.G96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5:.G96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6:.G96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67:.G96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8:.G96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9:.G96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0:.G97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71:.G9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72:.G9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73:.G97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74:.G9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5:.G97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6:.G9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77:.G97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78:.G9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9:.G9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80:.G98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1:.G98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82:.G98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3:.G98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4:.G9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5:.G9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6:.G9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7:.G98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8:.G98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9:.G9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0:.G99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91:.G9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2:.G99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3:.G99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4:.G99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5:.G9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96:.G99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97:.G9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98:.G998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9:.G9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0:.G10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1:.G100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2:.G100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03:.G100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4:.G10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5:.G100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06:.G100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7:.G10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8:.G10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9:.G100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0:.G101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1:.G101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12:.G101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3:.G101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4:.G10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5:.G10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6:.G10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7:.G101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8:.G10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9:.G101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20:.G1020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1:.G10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22:.G10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23:.G102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4:.G102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5:.G102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6:.G102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27:.G102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8:.G102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9:.G1029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0:.G103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1:.G103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32:.G10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3:.G10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4:.G1034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5:.G10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6:.G10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7:.G103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38:.G10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9:.G1039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0:.G10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1:.G104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42:.G104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3:.G104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44:.G10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5:.G10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6:.G104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8:.G104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9:.G104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50:.G105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1:.G10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52:.G10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3:.G105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4:.G105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5:.G10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6:.G105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7:.G105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58:.G1058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9:.G105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0:.G106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61:.G1061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62:.G106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3:.G10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4:.G106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6:.G106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67:.G10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8:.G10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9:.G10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0:.G10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72:.G1072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3:.G10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4:.G10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5:.G107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6:.G10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7:.G107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8:.G1078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9:.G10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0:.G10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1:.G108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82:.G10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3:.G108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4:.G108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5:.G108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86:.G10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7:.G10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8:.G108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9:.G10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0:.G109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1:.G109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2:.G1092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3:.G109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4:.G109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5:.G1095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96:.G10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7:.G10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98:.G109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9:.G109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0:.G110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1:.G110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2:.G110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03:.G110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4:.G11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5:.G110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6:.G11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7:.G110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8:.G110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9:.G110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0:.G1110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1:.G11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2:.G111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13:.G111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4:.G111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15:.G111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6:.G11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17:.G11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8:.G11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9:.G11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0:.G112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1:.G112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2:.G11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3:.G11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24:.G112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5:.G11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6:.G11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7:.G112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8:.G112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9:.G11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0:.G113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1:.G113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2:.G11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3:.G11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4:.G11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5:.G113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36:.G1136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37:.G11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8:.G11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9:.G113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40:.G114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1:.G114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2:.G1142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3:.G11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4:.G114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5:.G11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46:.G114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7:.G114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48:.G114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9:.G114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50:.G11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51:.G115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52:.G115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3:.G11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4:.G115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5:.G11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56:.G115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57:.G1157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8:.G11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9:.G115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0:.G116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1:.G1161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2:.G116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3:.G116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64:.G11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5:.G11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6:.G116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7:.G11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68:.G116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9:.G116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0:.G117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2:.G117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3:.G117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4:.G117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5:.G11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6:.G117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7:.G117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8:.G11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9:.G117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0:.G118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81:.G118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2:.G118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3:.G11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4:.G118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5:.G118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6:.G118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7:.G11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8:.G11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9:.G118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90:.G119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2:.G119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3:.G11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4:.G11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95:.G119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96:.G119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8:.G119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0:.G12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202:.G1202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03:.G120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04:.G120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5:.G1205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6:.G120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9:.G120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0:.G121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1:.G121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12:.G12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3:.G121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4:.G12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5:.G12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6:.G121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7:.G12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8:.G121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9:.G121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20:.G122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1:.G12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2:.G12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3:.G12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4:.G122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5:.G122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6:.G12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7:.G12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28:.G12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9:.G122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0:.G123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1:.G12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2:.G123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3:.G123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34:.G12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5:.G123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6:.G12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7:.G123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38:.G12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9:.G123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0:.G124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41:.G124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2:.G124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43:.G124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4:.G12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5:.G124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6:.G124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7:.G12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8:.G124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9:.G124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0:.G125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51:.G1251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2:.G125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3:.G12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4:.G12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5:.G125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6:.G125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7:.G125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8:.G125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9:.G12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0:.G1260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1:.G12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2:.G12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3:.G126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5:.G12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6:.G12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7:.G12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8:.G12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9:.G126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1:.G12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2:.G127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3:.G127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74:.G127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5:.G1275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6:.G127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7:.G12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8:.G127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0:.G12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1:.G12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2:.G128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83:.G128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4:.G128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5:.G128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86:.G12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7:.G12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8:.G128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9:.G12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0:.G129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1:.G129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2:.G12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93:.G129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4:.G12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5:.G12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6:.G1296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7:.G129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98:.G129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9:.G129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0:.G13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1:.G13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2:.G13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3:.G130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04:.G130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5:.G13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6:.G130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7:.G130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8:.G130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9:.G130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0:.G131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1:.G131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2:.G13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3:.G1313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4:.G13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5:.G131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16:.G13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17:.G131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18:.G13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0:.G13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21:.G132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2:.G132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3:.G13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4:.G132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5:.G13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6:.G132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27:.G13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8:.G13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9:.G13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0:.G133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1:.G133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2:.G133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3:.G133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4:.G13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35:.G13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6:.G133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7:.G13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8:.G13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9:.G133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0:.G134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41:.G134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42:.G134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3:.G134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44:.G134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5:.G13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6:.G134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7:.G134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8:.G134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9:.G13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0:.G135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52:.G135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3:.G135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4:.G13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5:.G135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6:.G13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7:.G135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8:.G1358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9:.G135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0:.G136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62:.G136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3:.G13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4:.G13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65:.G13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67:.G136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8:.G136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9:.G136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0:.G137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1:.G137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2:.G137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3:.G137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4:.G137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5:.G13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6:.G13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7:.G137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78:.G137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9:.G13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0:.G13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81:.G13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2:.G13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3:.G138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4:.G138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5:.G13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6:.G13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87:.G13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8:.G13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9:.G138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90:.G13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1:.G13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2:.G139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3:.G139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4:.G13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5:.G13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6:.G139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7:.G139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8:.G139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9:.G139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0:.G140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1:.G140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2:.G140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3:.G140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4:.G140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5:.G140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406:.G140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7:.G14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08:.G140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9:.G14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0:.G141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2:.G141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13:.G14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4:.G141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5:.G14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16:.G1416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8:.G141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9:.G141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0:.G142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21:.G142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2:.G14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23:.G142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4:.G142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5:.G14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6:.G142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7:.G14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28:.G142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9:.G14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0:.G143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1:.G143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2:.G143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3:.G143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4:.G143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5:.G143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6:.G143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7:.G14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38:.G143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9:.G143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0:.G144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1:.G144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2:.G144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43:.G144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4:.G144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45:.G144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47:.G144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48:.G144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9:.G14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50:.G145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51:.G145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2:.G145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53:.G145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4:.G14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5:.G145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6:.G145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7:.G14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58:.G145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9:.G145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0:.G146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1:.G146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2:.G14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3:.G146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64:.G14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65:.G146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6:.G146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7:.G146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8:.G146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9:.G14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0:.G147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1:.G147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3:.G147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4:.G147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5:.G14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6:.G14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7:.G147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8:.G147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9:.G147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0:.G148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1:.G148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82:.G148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3:.G14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4:.G148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5:.G148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6:.G148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87:.G14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88:.G148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9:.G148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0:.G149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1:.G14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92:.G149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3:.G149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4:.G149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5:.G149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6:.G149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7:.G14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8:.G14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9:.G149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0:.G15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1:.G15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2:.G150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03:.G150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4:.G150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5:.G15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06:.G150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7:.G15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8:.G150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9:.G150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0:.G151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1:.G15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2:.G15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3:.G151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4:.G15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15:.G151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6:.G151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7:.G151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8:.G151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9:.G151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0:.G152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1:.G152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22:.G15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3:.G15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24:.G152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5:.G152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6:.G152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27:.G152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8:.G15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9:.G15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30:.G153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1:.G15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2:.G153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3:.G153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4:.G15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35:.G153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36:.G153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7:.G153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8:.G15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9:.G153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0:.G154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41:.G154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2:.G15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3:.G154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4:.G154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45:.G15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6:.G154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7:.G15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8:.G15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9:.G15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50:.G1550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2:.G15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3:.G155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54:.G15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5:.G155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6:.G15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7:.G155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8:.G15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9:.G155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0:.G15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61:.G156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62:.G15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3:.G156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4:.G156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5:.G156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6:.G15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7:.G15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68:.G156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9:.G156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70:.G157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1:.G15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2:.G157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3:.G157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4:.G15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5:.G157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76:.G15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7:.G15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8:.G157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9:.G15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0:.G158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81:.G15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2:.G15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3:.G15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4:.G158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5:.G158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6:.G15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7:.G158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8:.G158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9:.G158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0:.G15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1:.G159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2:.G15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3:.G15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4:.G15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5:.G15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6:.G159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7:.G15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98:.G15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9:.G159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0:.G160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1:.G160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2:.G160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3:.G16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4:.G160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5:.G160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6:.G16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7:.G16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8:.G160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9:.G160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0:.G161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11:.G161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12:.G161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3:.G161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14:.G161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5:.G161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6:.G16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7:.G161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18:.G161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9:.G161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20:.G16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1:.G16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2:.G162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3:.G162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4:.G1624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5:.G162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26:.G162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27:.G162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8:.G162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9:.G162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0:.G163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1:.G163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32:.G163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3:.G16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4:.G163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5:.G1635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6:.G163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37:.G163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8:.G163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9:.G163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0:.G16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1:.G16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2:.G16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3:.G164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4:.G164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45:.G164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6:.G16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47:.G164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8:.G16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9:.G164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0:.G165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51:.G165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2:.G165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3:.G165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4:.G165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5:.G165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6:.G165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7:.G16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8:.G16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9:.G16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0:.G16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1:.G166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62:.G166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3:.G166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4:.G166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65:.G1665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6:.G166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7:.G166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8:.G166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9:.G166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0:.G167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1:.G167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2:.G167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3:.G167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4:.G167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5:.G16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6:.G167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8:.G167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9:.G167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0:.G168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1:.G168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82:.G16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3:.G168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4:.G168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5:.G168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6:.G168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7:.G168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8:.G168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9:.G168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0:.G169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1:.G169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2:.G169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93:.G169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4:.G16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95:.G16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6:.G1696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7:.G16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8:.G169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9:.G169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0:.G17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1:.G170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02:.G17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03:.G170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4:.G17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05:.G170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6:.G170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7:.G170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08:.G170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9:.G170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10:.G171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1:.G17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2:.G171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3:.G17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4:.G17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5:.G17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6:.G17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7:.G171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9:.G171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0:.G172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1:.G172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2:.G172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3:.G172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4:.G172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5:.G1725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6:.G172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7:.G172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8:.G17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9:.G17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30:.G173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1:.G17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2:.G173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3:.G173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4:.G173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5:.G173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6:.G173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7:.G173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38:.G1738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9:.G173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0:.G174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1:.G174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2:.G17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3:.G174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4:.G174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5:.G174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6:.G174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47:.G174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48:.G174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9:.G174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0:.G175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1:.G175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2:.G175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53:.G1753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54:.G17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5:.G17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56:.G17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7:.G175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58:.G175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9:.G175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0:.G176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1:.G176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62:.G17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63:.G17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4:.G176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5:.G176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66:.G176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7:.G176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8:.G176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9:.G17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0:.G17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71:.G177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72:.G17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3:.G177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4:.G1774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75:.G177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76:.G17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7:.G177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78:.G177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9:.G177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80:.G178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1:.G1781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2:.G178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3:.G178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4:.G178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85:.G178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86:.G178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7:.G17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88:.G178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9:.G17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0:.G17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1:.G179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2:.G179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93:.G179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94:.G179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95:.G17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96:.G179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7:.G179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98:.G179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9:.G179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00:.G18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1:.G18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2:.G18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3:.G180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4:.G180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05:.G18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06:.G180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7:.G180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8:.G180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9:.G18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0:.G181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1:.G181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2:.G181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13:.G18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14:.G181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5:.G18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6:.G181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8:.G18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9:.G181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20:.G182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1:.G182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2:.G182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3:.G18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4:.G182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5:.G182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6:.G18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7:.G18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28:.G182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9:.G18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0:.G18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1:.G183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2:.G18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33:.G1833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5:.G183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36:.G183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7:.G183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9:.G183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0:.G1840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1:.G184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42:.G18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3:.G184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4:.G184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6:.G184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7:.G184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8:.G18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9:.G184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0:.G185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1:.G185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2:.G1852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3:.G185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4:.G185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5:.G185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6:.G185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7:.G18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8:.G18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9:.G185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1:.G186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2:.G186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3:.G186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64:.G186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65:.G18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6:.G186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7:.G186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8:.G186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9:.G18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0:.G18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1:.G187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72:.G187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3:.G187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4:.G187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5:.G187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6:.G187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7:.G187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9:.G187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80:.G188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1:.G18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82:.G1882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3:.G1883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4:.G18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85:.G1885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6:.G18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7:.G188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8:.G18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9:.G18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0:.G189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91:.G18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2:.G18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3:.G189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4:.G189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5:.G18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6:.G189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7:.G189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8:.G18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9:.G18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0:.G190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01:.G19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02:.G190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3:.G190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5:.G190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6:.G19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07:.G190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8:.G190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9:.G190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0:.G1910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1:.G191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2:.G19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3:.G191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4:.G19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6:.G191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7:.G191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18:.G191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9:.G191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0:.G192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1:.G19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2:.G192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3:.G19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4:.G19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25:.G192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6:.G192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27:.G192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8:.G192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9:.G19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0:.G1930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1:.G19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2:.G193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3:.G193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4:.G193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5:.G193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6:.G193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7:.G193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8:.G19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9:.G193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0:.G194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1:.G19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2:.G194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3:.G19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44:.G1944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5:.G19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6:.G19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7:.G194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8:.G1948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9:.G194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50:.G19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1:.G19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2:.G19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3:.G195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4:.G19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5:.G195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56:.G195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7:.G195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58:.G19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9:.G195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60:.G196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61:.G196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2:.G19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63:.G1963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64:.G196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3" calcext:value-type="float">
            <text:p>3</text:p>
          </table:table-cell>
          <table:table-cell table:style-name="ce30" table:formula="of:=COUNTIF(Last100;[.A2])" office:value-type="float" office:value="6" calcext:value-type="float">
            <text:p>6</text:p>
          </table:table-cell>
          <table:table-cell table:style-name="ce31" table:formula="of:=COUNTIF(Total;[.A2])" office:value-type="float" office:value="254" calcext:value-type="float">
            <text:p>254</text:p>
          </table:table-cell>
          <table:table-cell table:style-name="ce32" table:formula="of:=VALUE(50/[.D2])" office:value-type="float" office:value="16.6666666666667" calcext:value-type="float">
            <text:p>16.6666666666667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0" calcext:value-type="float">
            <text:p>0</text:p>
          </table:table-cell>
          <table:table-cell table:style-name="ce28" table:formula="of:=COUNTIF(Last12;[.A3])" office:value-type="float" office:value="0" calcext:value-type="float">
            <text:p>0</text:p>
          </table:table-cell>
          <table:table-cell table:style-name="ce29" table:formula="of:=COUNTIF(Last50;[.A3])" office:value-type="float" office:value="7" calcext:value-type="float">
            <text:p>7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7.14285714285714" calcext:value-type="float">
            <text:p>7.14285714285714</text:p>
          </table:table-cell>
          <table:table-cell table:style-name="ce1" table:formula="of:=IF([.B3]=0;[.$A3];&quot;&quot;)" office:value-type="float" office:value="2" calcext:value-type="float">
            <text:p>2</text:p>
          </table:table-cell>
          <table:table-cell table:style-name="ce33" table:formula="of:=IF([.C3]=0;[.$A3];&quot;&quot;)" office:value-type="float" office:value="2" calcext:value-type="float">
            <text:p>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0" calcext:value-type="float">
            <text:p>0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1" calcext:value-type="float">
            <text:p>11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 office:value-type="float" office:value="3" calcext:value-type="float">
            <text:p>3</text:p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5" calcext:value-type="float">
            <text:p>5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10" calcext:value-type="float">
            <text:p>10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1" calcext:value-type="float">
            <text:p>1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3" calcext:value-type="float">
            <text:p>13</text:p>
          </table:table-cell>
          <table:table-cell table:style-name="ce31" table:formula="of:=COUNTIF(Total;[.A6])" office:value-type="float" office:value="234" calcext:value-type="float">
            <text:p>234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1" calcext:value-type="float">
            <text:p>1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6" calcext:value-type="float">
            <text:p>6</text:p>
          </table:table-cell>
          <table:table-cell table:style-name="ce30" table:formula="of:=COUNTIF(Last100;[.A7])" office:value-type="float" office:value="9" calcext:value-type="float">
            <text:p>9</text:p>
          </table:table-cell>
          <table:table-cell table:style-name="ce31" table:formula="of:=COUNTIF(Total;[.A7])" office:value-type="float" office:value="263" calcext:value-type="float">
            <text:p>263</text:p>
          </table:table-cell>
          <table:table-cell table:style-name="ce32" table:formula="of:=VALUE(50/[.D7])" office:value-type="float" office:value="8.33333333333333" calcext:value-type="float">
            <text:p>8.33333333333333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0" calcext:value-type="float">
            <text:p>0</text:p>
          </table:table-cell>
          <table:table-cell table:style-name="ce28" table:formula="of:=COUNTIF(Last12;[.A8])" office:value-type="float" office:value="1" calcext:value-type="float">
            <text:p>1</text:p>
          </table:table-cell>
          <table:table-cell table:style-name="ce29" table:formula="of:=COUNTIF(Last50;[.A8])" office:value-type="float" office:value="8" calcext:value-type="float">
            <text:p>8</text:p>
          </table:table-cell>
          <table:table-cell table:style-name="ce30" table:formula="of:=COUNTIF(Last100;[.A8])" office:value-type="float" office:value="12" calcext:value-type="float">
            <text:p>12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6.25" calcext:value-type="float">
            <text:p>6.25</text:p>
          </table:table-cell>
          <table:table-cell table:style-name="ce1" table:formula="of:=IF([.B8]=0;[.$A8];&quot;&quot;)" office:value-type="float" office:value="7" calcext:value-type="float">
            <text:p>7</text:p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1" calcext:value-type="float">
            <text:p>1</text:p>
          </table:table-cell>
          <table:table-cell table:style-name="ce28" table:formula="of:=COUNTIF(Last12;[.A9])" office:value-type="float" office:value="2" calcext:value-type="float">
            <text:p>2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Total;[.A9])" office:value-type="float" office:value="249" calcext:value-type="float">
            <text:p>249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>
            <text:p/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1" calcext:value-type="float">
            <text:p>1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2" calcext:value-type="float">
            <text:p>12</text:p>
          </table:table-cell>
          <table:table-cell table:style-name="ce31" table:formula="of:=COUNTIF(Total;[.A10])" office:value-type="float" office:value="254" calcext:value-type="float">
            <text:p>254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>
            <text:p/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8" calcext:value-type="float">
            <text:p>18</text:p>
          </table:table-cell>
          <table:table-cell table:style-name="ce31" table:formula="of:=COUNTIF(Total;[.A11])" office:value-type="float" office:value="254" calcext:value-type="float">
            <text:p>254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8" calcext:value-type="float">
            <text:p>8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3" calcext:value-type="float">
            <text:p>273</text:p>
          </table:table-cell>
          <table:table-cell table:style-name="ce32" table:formula="of:=VALUE(50/[.D12])" office:value-type="float" office:value="6.25" calcext:value-type="float">
            <text:p>6.2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5" calcext:value-type="float">
            <text:p>15</text:p>
          </table:table-cell>
          <table:table-cell table:style-name="ce31" table:formula="of:=COUNTIF(Total;[.A13])" office:value-type="float" office:value="278" calcext:value-type="float">
            <text:p>278</text:p>
          </table:table-cell>
          <table:table-cell table:style-name="ce32" table:formula="of:=VALUE(50/[.D13])" office:value-type="float" office:value="7.14285714285714" calcext:value-type="float">
            <text:p>7.14285714285714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3" calcext:value-type="float">
            <text:p>3</text:p>
          </table:table-cell>
          <table:table-cell table:style-name="ce29" table:formula="of:=COUNTIF(Last50;[.A14])" office:value-type="float" office:value="6" calcext:value-type="float">
            <text:p>6</text:p>
          </table:table-cell>
          <table:table-cell table:style-name="ce30" table:formula="of:=COUNTIF(Last100;[.A14])" office:value-type="float" office:value="12" calcext:value-type="float">
            <text:p>12</text:p>
          </table:table-cell>
          <table:table-cell table:style-name="ce31" table:formula="of:=COUNTIF(Total;[.A14])" office:value-type="float" office:value="284" calcext:value-type="float">
            <text:p>284</text:p>
          </table:table-cell>
          <table:table-cell table:style-name="ce32" table:formula="of:=VALUE(50/[.D14])" office:value-type="float" office:value="8.33333333333333" calcext:value-type="float">
            <text:p>8.33333333333333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1" calcext:value-type="float">
            <text:p>1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6" calcext:value-type="float">
            <text:p>6</text:p>
          </table:table-cell>
          <table:table-cell table:style-name="ce31" table:formula="of:=COUNTIF(Total;[.A15])" office:value-type="float" office:value="247" calcext:value-type="float">
            <text:p>247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3" calcext:value-type="float">
            <text:p>3</text:p>
          </table:table-cell>
          <table:table-cell table:style-name="ce28" table:formula="of:=COUNTIF(Last12;[.A16])" office:value-type="float" office:value="3" calcext:value-type="float">
            <text:p>3</text:p>
          </table:table-cell>
          <table:table-cell table:style-name="ce29" table:formula="of:=COUNTIF(Last50;[.A16])" office:value-type="float" office:value="4" calcext:value-type="float">
            <text:p>4</text:p>
          </table:table-cell>
          <table:table-cell table:style-name="ce30" table:formula="of:=COUNTIF(Last100;[.A16])" office:value-type="float" office:value="13" calcext:value-type="float">
            <text:p>13</text:p>
          </table:table-cell>
          <table:table-cell table:style-name="ce31" table:formula="of:=COUNTIF(Total;[.A16])" office:value-type="float" office:value="258" calcext:value-type="float">
            <text:p>258</text:p>
          </table:table-cell>
          <table:table-cell table:style-name="ce32" table:formula="of:=VALUE(50/[.D16])" office:value-type="float" office:value="12.5" calcext:value-type="float">
            <text:p>12.5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1" calcext:value-type="float">
            <text:p>1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3" calcext:value-type="float">
            <text:p>3</text:p>
          </table:table-cell>
          <table:table-cell table:style-name="ce30" table:formula="of:=COUNTIF(Last100;[.A17])" office:value-type="float" office:value="12" calcext:value-type="float">
            <text:p>12</text:p>
          </table:table-cell>
          <table:table-cell table:style-name="ce31" table:formula="of:=COUNTIF(Total;[.A17])" office:value-type="float" office:value="277" calcext:value-type="float">
            <text:p>277</text:p>
          </table:table-cell>
          <table:table-cell table:style-name="ce32" table:formula="of:=VALUE(50/[.D17])" office:value-type="float" office:value="16.6666666666667" calcext:value-type="float">
            <text:p>16.6666666666667</text:p>
          </table:table-cell>
          <table:table-cell table:style-name="ce1" table:formula="of:=IF([.B17]=0;[.$A17];&quot;&quot;)">
            <text:p/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7" calcext:value-type="float">
            <text:p>7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6" calcext:value-type="float">
            <text:p>296</text:p>
          </table:table-cell>
          <table:table-cell table:style-name="ce32" table:formula="of:=VALUE(50/[.D19])" office:value-type="float" office:value="7.14285714285714" calcext:value-type="float">
            <text:p>7.14285714285714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1" calcext:value-type="float">
            <text:p>11</text:p>
          </table:table-cell>
          <table:table-cell table:style-name="ce30" table:formula="of:=COUNTIF(Last100;[.A20])" office:value-type="float" office:value="24" calcext:value-type="float">
            <text:p>24</text:p>
          </table:table-cell>
          <table:table-cell table:style-name="ce31" table:formula="of:=COUNTIF(Total;[.A20])" office:value-type="float" office:value="281" calcext:value-type="float">
            <text:p>281</text:p>
          </table:table-cell>
          <table:table-cell table:style-name="ce32" table:formula="of:=VALUE(50/[.D20])" office:value-type="float" office:value="4.54545454545455" calcext:value-type="float">
            <text:p>4.5454545454545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0" calcext:value-type="float">
            <text:p>0</text:p>
          </table:table-cell>
          <table:table-cell table:style-name="ce28" table:formula="of:=COUNTIF(Last12;[.A21])" office:value-type="float" office:value="1" calcext:value-type="float">
            <text:p>1</text:p>
          </table:table-cell>
          <table:table-cell table:style-name="ce29" table:formula="of:=COUNTIF(Last50;[.A21])" office:value-type="float" office:value="7" calcext:value-type="float">
            <text:p>7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Total;[.A21])" office:value-type="float" office:value="262" calcext:value-type="float">
            <text:p>262</text:p>
          </table:table-cell>
          <table:table-cell table:style-name="ce32" table:formula="of:=VALUE(50/[.D21])" office:value-type="float" office:value="7.14285714285714" calcext:value-type="float">
            <text:p>7.14285714285714</text:p>
          </table:table-cell>
          <table:table-cell table:style-name="ce1" table:formula="of:=IF([.B21]=0;[.$A21];&quot;&quot;)" office:value-type="float" office:value="20" calcext:value-type="float">
            <text:p>20</text:p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Total;[.A22])" office:value-type="float" office:value="264" calcext:value-type="float">
            <text:p>264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1" calcext:value-type="float">
            <text:p>1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1" calcext:value-type="float">
            <text:p>1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1" calcext:value-type="float">
            <text:p>271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0" calcext:value-type="float">
            <text:p>0</text:p>
          </table:table-cell>
          <table:table-cell table:style-name="ce28" table:formula="of:=COUNTIF(Last12;[.A25])" office:value-type="float" office:value="1" calcext:value-type="float">
            <text:p>1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2" calcext:value-type="float">
            <text:p>12</text:p>
          </table:table-cell>
          <table:table-cell table:style-name="ce31" table:formula="of:=COUNTIF(Total;[.A25])" office:value-type="float" office:value="272" calcext:value-type="float">
            <text:p>272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 office:value-type="float" office:value="24" calcext:value-type="float">
            <text:p>24</text:p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2" calcext:value-type="float">
            <text:p>2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2" calcext:value-type="float">
            <text:p>12</text:p>
          </table:table-cell>
          <table:table-cell table:style-name="ce31" table:formula="of:=COUNTIF(Total;[.A26])" office:value-type="float" office:value="245" calcext:value-type="float">
            <text:p>245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3" calcext:value-type="float">
            <text:p>3</text:p>
          </table:table-cell>
          <table:table-cell table:style-name="ce28" table:formula="of:=COUNTIF(Last12;[.A27])" office:value-type="float" office:value="4" calcext:value-type="float">
            <text:p>4</text:p>
          </table:table-cell>
          <table:table-cell table:style-name="ce29" table:formula="of:=COUNTIF(Last50;[.A27])" office:value-type="float" office:value="11" calcext:value-type="float">
            <text:p>11</text:p>
          </table:table-cell>
          <table:table-cell table:style-name="ce30" table:formula="of:=COUNTIF(Last100;[.A27])" office:value-type="float" office:value="22" calcext:value-type="float">
            <text:p>22</text:p>
          </table:table-cell>
          <table:table-cell table:style-name="ce31" table:formula="of:=COUNTIF(Total;[.A27])" office:value-type="float" office:value="252" calcext:value-type="float">
            <text:p>252</text:p>
          </table:table-cell>
          <table:table-cell table:style-name="ce32" table:formula="of:=VALUE(50/[.D27])" office:value-type="float" office:value="4.54545454545455" calcext:value-type="float">
            <text:p>4.54545454545455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12" calcext:value-type="float">
            <text:p>12</text:p>
          </table:table-cell>
          <table:table-cell table:style-name="ce30" table:formula="of:=COUNTIF(Last100;[.A28])" office:value-type="float" office:value="17" calcext:value-type="float">
            <text:p>17</text:p>
          </table:table-cell>
          <table:table-cell table:style-name="ce31" table:formula="of:=COUNTIF(Total;[.A28])" office:value-type="float" office:value="280" calcext:value-type="float">
            <text:p>280</text:p>
          </table:table-cell>
          <table:table-cell table:style-name="ce32" table:formula="of:=VALUE(50/[.D28])" office:value-type="float" office:value="4.16666666666667" calcext:value-type="float">
            <text:p>4.16666666666667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0" calcext:value-type="float">
            <text:p>0</text:p>
          </table:table-cell>
          <table:table-cell table:style-name="ce28" table:formula="of:=COUNTIF(Last12;[.A29])" office:value-type="float" office:value="0" calcext:value-type="float">
            <text:p>0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1" calcext:value-type="float">
            <text:p>11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 office:value-type="float" office:value="28" calcext:value-type="float">
            <text:p>28</text:p>
          </table:table-cell>
          <table:table-cell table:style-name="ce33" table:formula="of:=IF([.C29]=0;[.$A29];&quot;&quot;)" office:value-type="float" office:value="28" calcext:value-type="float">
            <text:p>2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1" calcext:value-type="float">
            <text:p>1</text:p>
          </table:table-cell>
          <table:table-cell table:style-name="ce28" table:formula="of:=COUNTIF(Last12;[.A30])" office:value-type="float" office:value="1" calcext:value-type="float">
            <text:p>1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7" calcext:value-type="float">
            <text:p>17</text:p>
          </table:table-cell>
          <table:table-cell table:style-name="ce31" table:formula="of:=COUNTIF(Total;[.A30])" office:value-type="float" office:value="234" calcext:value-type="float">
            <text:p>234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>
            <text:p/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1" calcext:value-type="float">
            <text:p>1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10" calcext:value-type="float">
            <text:p>10</text:p>
          </table:table-cell>
          <table:table-cell table:style-name="ce31" table:formula="of:=COUNTIF(Total;[.A31])" office:value-type="float" office:value="268" calcext:value-type="float">
            <text:p>268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0" calcext:value-type="float">
            <text:p>0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1" calcext:value-type="float">
            <text:p>11</text:p>
          </table:table-cell>
          <table:table-cell table:style-name="ce30" table:formula="of:=COUNTIF(Last100;[.A32])" office:value-type="float" office:value="16" calcext:value-type="float">
            <text:p>16</text:p>
          </table:table-cell>
          <table:table-cell table:style-name="ce31" table:formula="of:=COUNTIF(Total;[.A32])" office:value-type="float" office:value="268" calcext:value-type="float">
            <text:p>268</text:p>
          </table:table-cell>
          <table:table-cell table:style-name="ce32" table:formula="of:=VALUE(50/[.D32])" office:value-type="float" office:value="4.54545454545455" calcext:value-type="float">
            <text:p>4.54545454545455</text:p>
          </table:table-cell>
          <table:table-cell table:style-name="ce1" table:formula="of:=IF([.B32]=0;[.$A32];&quot;&quot;)" office:value-type="float" office:value="31" calcext:value-type="float">
            <text:p>31</text:p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2" calcext:value-type="float">
            <text:p>2</text:p>
          </table:table-cell>
          <table:table-cell table:style-name="ce28" table:formula="of:=COUNTIF(Last12;[.A33])" office:value-type="float" office:value="3" calcext:value-type="float">
            <text:p>3</text:p>
          </table:table-cell>
          <table:table-cell table:style-name="ce29" table:formula="of:=COUNTIF(Last50;[.A33])" office:value-type="float" office:value="7" calcext:value-type="float">
            <text:p>7</text:p>
          </table:table-cell>
          <table:table-cell table:style-name="ce30" table:formula="of:=COUNTIF(Last100;[.A33])" office:value-type="float" office:value="19" calcext:value-type="float">
            <text:p>19</text:p>
          </table:table-cell>
          <table:table-cell table:style-name="ce31" table:formula="of:=COUNTIF(Total;[.A33])" office:value-type="float" office:value="245" calcext:value-type="float">
            <text:p>245</text:p>
          </table:table-cell>
          <table:table-cell table:style-name="ce32" table:formula="of:=VALUE(50/[.D33])" office:value-type="float" office:value="7.14285714285714" calcext:value-type="float">
            <text:p>7.14285714285714</text:p>
          </table:table-cell>
          <table:table-cell table:style-name="ce1" table:formula="of:=IF([.B33]=0;[.$A33];&quot;&quot;)">
            <text:p/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2" calcext:value-type="float">
            <text:p>2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2" calcext:value-type="float">
            <text:p>12</text:p>
          </table:table-cell>
          <table:table-cell table:style-name="ce31" table:formula="of:=COUNTIF(Total;[.A34])" office:value-type="float" office:value="285" calcext:value-type="float">
            <text:p>285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4" calcext:value-type="float">
            <text:p>4</text:p>
          </table:table-cell>
          <table:table-cell table:style-name="ce29" table:formula="of:=COUNTIF(Last50;[.A35])" office:value-type="float" office:value="10" calcext:value-type="float">
            <text:p>10</text:p>
          </table:table-cell>
          <table:table-cell table:style-name="ce30" table:formula="of:=COUNTIF(Last100;[.A35])" office:value-type="float" office:value="19" calcext:value-type="float">
            <text:p>19</text:p>
          </table:table-cell>
          <table:table-cell table:style-name="ce31" table:formula="of:=COUNTIF(Total;[.A35])" office:value-type="float" office:value="273" calcext:value-type="float">
            <text:p>273</text:p>
          </table:table-cell>
          <table:table-cell table:style-name="ce32" table:formula="of:=VALUE(50/[.D35])" office:value-type="float" office:value="5" calcext:value-type="float">
            <text:p>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2" calcext:value-type="float">
            <text:p>2</text:p>
          </table:table-cell>
          <table:table-cell table:style-name="ce29" table:formula="of:=COUNTIF(Last50;[.A36])" office:value-type="float" office:value="4" calcext:value-type="float">
            <text:p>4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6" calcext:value-type="float">
            <text:p>246</text:p>
          </table:table-cell>
          <table:table-cell table:style-name="ce32" table:formula="of:=VALUE(50/[.D36])" office:value-type="float" office:value="12.5" calcext:value-type="float">
            <text:p>12.5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6" calcext:value-type="float">
            <text:p>266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on-update-keep-styles="true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0" table:on-update-keep-styles="true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02:09:55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4T02:11:26.928000000</dc:date>
    <meta:editing-duration>PT7H27M11S</meta:editing-duration>
    <meta:editing-cycles>43</meta:editing-cycles>
    <meta:document-statistic meta:table-count="2" meta:cell-count="16828" meta:object-count="1"/>
  </office:meta>
</office:document-meta>
</file>

<file path=Object 1/content.xml><?xml version="1.0" encoding="utf-8"?>
<math xmlns="http://www.w3.org/1998/Math/MathML" display="block"/>
</file>